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2.5</text:p>
      <text:p text:style-name="Standard"/>
      <text:p text:style-name="Standard"/>
      <text:p text:style-name="Standard"/>
      <text:p text:style-name="Standard">Ex 2.6</text:p>
      <text:p text:style-name="Standard"/>
      <text:p text:style-name="Standard">idée programme :</text:p>
      <text:p text:style-name="Standard"/>
      <text:p text:style-name="Standard">père fork</text:p>
      <text:p text:style-name="Standard">père wait retour fils</text:p>
      <text:p text:style-name="Standard">fils execute ls -l </text:p>
      <text:p text:style-name="Standard">si pas d'erreur fils exit et envoie code a pere</text:p>
      <text:p text:style-name="Standard">pere execute pwd lorsque code recu </text:p>
      <text:p text:style-name="Standard">pere exit 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1T13:48:55.79</meta:creation-date>
    <dc:date>2023-09-11T15:27:11.10</dc:date>
    <meta:editing-duration>PT1H7M53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9" meta:word-count="35" meta:character-count="175"/>
  </office:meta>
</office:document-meta>
</file>